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311ac" officeooo:paragraph-rsid="000311ac" style:font-weight-asian="normal"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style:font-weight-asian="normal" style:font-weight-complex="normal"/>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386f6" officeooo:paragraph-rsid="000386f6" style:font-weight-asian="normal" style:font-weight-complex="normal"/>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6"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fo:padding="0in" fo:border="none" style:writing-mode="lr-tb"/>
      <style:text-properties fo:font-variant="normal" fo:text-transform="none" fo:font-size="20pt" fo:letter-spacing="normal" fo:font-style="normal" fo:font-weight="bold" officeooo:rsid="000311ac" officeooo:paragraph-rsid="000311ac" style:font-size-asian="20pt" style:font-weight-asian="bold" style:font-size-complex="20pt" style:font-weight-complex="bold"/>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5709b" officeooo:paragraph-rsid="0005709b" style:font-weight-asian="normal" style:font-weight-complex="normal"/>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style:font-weight-asian="normal" style:font-weight-complex="normal"/>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8d92e" officeooo:paragraph-rsid="0008d92e" style:font-weight-asian="normal" style:font-weight-complex="normal"/>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paragraph-rsid="0005709b" style:font-weight-asian="bold" style:font-weight-complex="bold"/>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paragraph-rsid="00076a2c" style:font-weight-asian="bold" style:font-weight-complex="bold"/>
    </style:style>
    <style:style style:name="T1" style:family="text">
      <style:text-properties officeooo:rsid="000386f6"/>
    </style:style>
    <style:style style:name="T2" style:family="text">
      <style:text-properties officeooo:rsid="000548a2"/>
    </style:style>
    <style:style style:name="T3" style:family="text">
      <style:text-properties fo:font-weight="normal" officeooo:rsid="0005709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QUESTION 3</text:p>
      <text:p text:style-name="P5"/>
      <text:p text:style-name="P5"/>
      <text:p text:style-name="P5"/>
      <text:p text:style-name="P5">1. What is the best environment configuration for development ?</text:p>
      <text:p text:style-name="P9">Cache Type:</text:p>
      <text:p text:style-name="P9">Layouts: Disable</text:p>
      <text:p text:style-name="P9">Blocks HTML output: Disable</text:p>
      <text:p text:style-name="P9">Page Cache: Disable</text:p>
      <text:p text:style-name="P9">Translation: Disable</text:p>
      <text:p text:style-name="P5">2. Describe role and purpose of each part in a Magento module</text:p>
      <text:p text:style-name="P5"/>
      <text:p text:style-name="P2">Các module sẽ được viết trong thư mục code</text:p>
      <text:p text:style-name="P2">Trong 1 module sẽ có các thư mục:</text:p>
      <text:p text:style-name="P2">Api: Chứ các interfaces và data interfaces</text:p>
      <text:p text:style-name="P2">Block: Dùng để load dữ liệu , điều chihr dữ liệu từ <text:s/>trước khi cho hiển thị dữ liệu ra template.</text:p>
      <text:p text:style-name="P2">etc: bao gồm các file xml dùng để config cho module . Tùy theo những module mà có các file xml khác nhau.</text:p>
      <text:p text:style-name="P2">Controller: Nhận yêu cầu từ phía người dùng từ http <text:s/>sau đó sẽ chuyenr yêu câu tới các lớp xử lý </text:p>
      <text:p text:style-name="P2">Helper: Chứ các class Helper.</text:p>
      <text:p text:style-name="P2">i18n: chưa các file dùng cho multi language.</text:p>
      <text:p text:style-name="P2">Model: <text:s/>Nơi chứa các câu lệnh truy vấn trực tiếp với cơ sở dữ liệu.</text:p>
      <text:p text:style-name="P2">Observer:</text:p>
      <text:p text:style-name="P2">Setup: Tạo cơ sở dữ liệu mới.</text:p>
      <text:p text:style-name="P2">Test: UniTest.</text:p>
      <text:p text:style-name="P2">view: <text:s/><text:tab/>Chứa các file XML <text:s/>layout và template PHTML cho trang admin và trang giao diện ngươif dùng.</text:p>
      <text:p text:style-name="P5"/>
      <text:p text:style-name="P5">3. Difference between extending and overriding layout? When we can't use extending?</text:p>
      <text:p text:style-name="P5"/>
      <text:p text:style-name="P3">Extend a <text:span text:style-name="T1">layout: kế thừa layout và có thể sửa đổi,xóa, chèn thêm lại theo ý mình,</text:span></text:p>
      <text:p text:style-name="P3">Over<text:span text:style-name="T1">ride a layout: Các file layout mới sẽ được ghi đè , sử dung thay thế cho file layout gốc </text:span></text:p>
      <text:p text:style-name="P4">Chúng ta không nên sử dụng extending khi số lượng tùy chình trong file layout qúa lớn, việc extending từng mục nhỏ quá nhiều gây tốn hiều thời gian.Như vạy thay vì dùng extending layout ta nên dùng overriding để <text:span text:style-name="T2">ghi đè layout.</text:span> </text:p>
      <text:p text:style-name="P4"/>
      <text:p text:style-name="P5">4. What is the chain of theme fallback/overriding in Magento 2 ?</text:p>
      <text:p text:style-name="P5"/>
      <text:p text:style-name="P7">fallback:</text:p>
      <text:p text:style-name="P7"/>
      <text:p text:style-name="P5">5. Where to look at when the page is blank or have fatal error </text:p>
      <text:p text:style-name="P7">var/exception.log</text:p>
      <text:p text:style-name="P7">var/system.log</text:p>
      <text:p text:style-name="P11">6. Where to look at when we have a Magento error message?</text:p>
      <text:p text:style-name="P12"><text:s/><text:span text:style-name="T3">var/report</text:span></text:p>
      <text:p text:style-name="P5">7. Take a screenshot of the back trace data you got when you print magento bac</text:p>
      <text:p text:style-name="P5">k trace </text:p>
      <text:p text:style-name="P3"/>
      <text:p text:style-name="P5"><text:soft-page-break/>8. How to display all object data in Magento ? Can var_dump() the object </text:p>
      <text:p text:style-name="P5">? </text:p>
      <text:p text:style-name="P3"/>
      <text:p text:style-name="P5">9. How to use a class (dependency injection) in another class (block, contro</text:p>
      <text:p text:style-name="P5">ller, mode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5:56:37.202785833</meta:creation-date>
    <dc:date>2018-06-30T16:38:32.527646539</dc:date>
    <meta:editing-duration>PT25M28S</meta:editing-duration>
    <meta:editing-cycles>4</meta:editing-cycles>
    <meta:generator>LibreOffice/5.1.6.2$Linux_X86_64 LibreOffice_project/10m0$Build-2</meta:generator>
    <meta:document-statistic meta:table-count="0" meta:image-count="0" meta:object-count="0" meta:page-count="2" meta:paragraph-count="38" meta:word-count="364" meta:character-count="1903" meta:non-whitespace-character-count="1562"/>
  </office:meta>
</office:document-meta>
</file>